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8208" calcext:value-type="float">
            <text:p>29.8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9632" calcext:value-type="float">
            <text:p>29.0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4536" calcext:value-type="float">
            <text:p>25.6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9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3576" calcext:value-type="float">
            <text:p>25.5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8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